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D0000017CA36AA922.png" manifest:media-type="image/png"/>
  <manifest:file-entry manifest:full-path="Pictures/100002010000011A000000B35A08A9D7.png" manifest:media-type="image/png"/>
  <manifest:file-entry manifest:full-path="Pictures/100002010000010B000000BD5A744A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f8d9" officeooo:paragraph-rsid="000ff8d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" svg:stroke-width="0.03cm" draw:marker-start-width="0.434cm" draw:marker-end-width="0.434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width="0.03cm" svg:stroke-color="#ff0000" draw:marker-start-width="0.434cm" draw:marker-end-width="0.434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ed_20__28_var_29_" svg:stroke-width="0.03cm" svg:stroke-color="#579d1c" draw:marker-start-width="0.434cm" draw:marker-end-width="0.434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ed_20__28_var_29_" svg:stroke-width="0.03cm" svg:stroke-color="#000000" draw:marker-start-width="0.446cm" draw:marker-end-width="0.446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ed_20__28_var_29_" svg:stroke-width="0.03cm" svg:stroke-color="#ff8080" draw:marker-start-width="0.446cm" draw:marker-end-width="0.446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47" text:anchor-type="paragraph" svg:x="3.443cm" svg:y="9.453cm" svg:width="0.272cm" svg:height="0.36cm" draw:z-index="50"><draw:image xlink:href="Pictures/100002010000010B000000BD5A744AB5.png" xlink:type="simple" xlink:show="embed" xlink:actuate="onLoad"/></draw:frame><draw:frame draw:style-name="fr1" draw:name="Image46" text:anchor-type="paragraph" svg:x="3.085cm" svg:y="9.527cm" svg:width="1.279cm" svg:height="0.66cm" draw:z-index="49"><draw:image xlink:href="Pictures/100002010000011A000000B35A08A9D7.png" xlink:type="simple" xlink:show="embed" xlink:actuate="onLoad"/></draw:frame><draw:frame draw:style-name="fr1" draw:name="Image45" text:anchor-type="paragraph" svg:x="6.269cm" svg:y="7.181cm" svg:width="0.557cm" svg:height="0.36cm" draw:z-index="46"><draw:image xlink:href="Pictures/100002010000010B000000BD5A744AB5.png" xlink:type="simple" xlink:show="embed" xlink:actuate="onLoad"/></draw:frame><draw:frame draw:style-name="fr1" draw:name="Image8" text:anchor-type="paragraph" svg:x="5.844cm" svg:y="7.181cm" svg:width="1.741cm" svg:height="1.124cm" draw:z-index="45"><draw:image xlink:href="Pictures/100002010000011A000000B35A08A9D7.png" xlink:type="simple" xlink:show="embed" xlink:actuate="onLoad"/></draw:frame><draw:frame draw:style-name="fr1" draw:name="Image44" text:anchor-type="paragraph" svg:x="7.285cm" svg:y="6.468cm" svg:width="0.328cm" svg:height="0.233cm" draw:z-index="48"><draw:image xlink:href="Pictures/100002010000010B000000BD5A744AB5.png" xlink:type="simple" xlink:show="embed" xlink:actuate="onLoad"/></draw:frame><draw:frame draw:style-name="fr1" draw:name="Image43" text:anchor-type="paragraph" svg:x="7.322cm" svg:y="3.747cm" svg:width="0.328cm" svg:height="0.233cm" draw:z-index="44"><draw:image xlink:href="Pictures/100002010000010B000000BD5A744AB5.png" xlink:type="simple" xlink:show="embed" xlink:actuate="onLoad"/></draw:frame><draw:frame draw:style-name="fr1" draw:name="Image42" text:anchor-type="paragraph" svg:x="7.322cm" svg:y="3.978cm" svg:width="0.744cm" svg:height="0.711cm" draw:z-index="43"><draw:image xlink:href="Pictures/100002010000017D0000017CA36AA922.png" xlink:type="simple" xlink:show="embed" xlink:actuate="onLoad"/></draw:frame><draw:frame draw:style-name="fr1" draw:name="Image41" text:anchor-type="paragraph" svg:x="7.13cm" svg:y="6.671cm" svg:width="0.744cm" svg:height="0.711cm" draw:z-index="47"><draw:image xlink:href="Pictures/100002010000017D0000017CA36AA922.png" xlink:type="simple" xlink:show="embed" xlink:actuate="onLoad"/></draw:frame><draw:frame draw:style-name="fr1" draw:name="Image40" text:anchor-type="paragraph" svg:x="4.318cm" svg:y="4.928cm" svg:width="0.328cm" svg:height="0.233cm" draw:z-index="42"><draw:image xlink:href="Pictures/100002010000010B000000BD5A744AB5.png" xlink:type="simple" xlink:show="embed" xlink:actuate="onLoad"/></draw:frame><draw:frame draw:style-name="fr1" draw:name="Image39" text:anchor-type="paragraph" svg:x="6.269cm" svg:y="8.606cm" svg:width="0.328cm" svg:height="0.233cm" draw:z-index="41"><draw:image xlink:href="Pictures/100002010000010B000000BD5A744AB5.png" xlink:type="simple" xlink:show="embed" xlink:actuate="onLoad"/></draw:frame><draw:frame draw:style-name="fr1" draw:name="Image38" text:anchor-type="paragraph" svg:x="11.486cm" svg:y="1.889cm" svg:width="0.328cm" svg:height="0.233cm" draw:z-index="40"><draw:image xlink:href="Pictures/100002010000010B000000BD5A744AB5.png" xlink:type="simple" xlink:show="embed" xlink:actuate="onLoad"/></draw:frame><draw:frame draw:style-name="fr1" draw:name="Image37" text:anchor-type="paragraph" svg:x="4.129cm" svg:y="5.159cm" svg:width="0.744cm" svg:height="0.711cm" draw:z-index="39"><draw:image xlink:href="Pictures/100002010000017D0000017CA36AA922.png" xlink:type="simple" xlink:show="embed" xlink:actuate="onLoad"/></draw:frame><draw:frame draw:style-name="fr1" draw:name="Image36" text:anchor-type="paragraph" svg:x="11.393cm" svg:y="2.12cm" svg:width="0.744cm" svg:height="0.711cm" draw:z-index="38"><draw:image xlink:href="Pictures/100002010000017D0000017CA36AA922.png" xlink:type="simple" xlink:show="embed" xlink:actuate="onLoad"/></draw:frame><draw:frame draw:style-name="fr1" draw:name="Image35" text:anchor-type="paragraph" svg:x="6.027cm" svg:y="8.837cm" svg:width="0.744cm" svg:height="0.711cm" draw:z-index="37"><draw:image xlink:href="Pictures/100002010000017D0000017CA36AA922.png" xlink:type="simple" xlink:show="embed" xlink:actuate="onLoad"/></draw:frame><draw:frame draw:style-name="fr1" draw:name="Image34" text:anchor-type="paragraph" svg:x="6.288cm" svg:y="4.443cm" svg:width="0.328cm" svg:height="0.233cm" draw:z-index="36"><draw:image xlink:href="Pictures/100002010000010B000000BD5A744AB5.png" xlink:type="simple" xlink:show="embed" xlink:actuate="onLoad"/></draw:frame><draw:frame draw:style-name="fr1" draw:name="Image16" text:anchor-type="paragraph" svg:x="6.177cm" svg:y="4.674cm" svg:width="0.744cm" svg:height="0.711cm" draw:z-index="35"><draw:image xlink:href="Pictures/100002010000017D0000017CA36AA922.png" xlink:type="simple" xlink:show="embed" xlink:actuate="onLoad"/></draw:frame><draw:frame draw:style-name="fr1" draw:name="Image33" text:anchor-type="paragraph" svg:x="13.194cm" svg:y="8.438cm" svg:width="0.328cm" svg:height="0.233cm" draw:z-index="34"><draw:image xlink:href="Pictures/100002010000010B000000BD5A744AB5.png" xlink:type="simple" xlink:show="embed" xlink:actuate="onLoad"/></draw:frame><draw:frame draw:style-name="fr1" draw:name="Image32" text:anchor-type="paragraph" svg:x="15.729cm" svg:y="5.456cm" svg:width="0.328cm" svg:height="0.233cm" draw:z-index="33"><draw:image xlink:href="Pictures/100002010000010B000000BD5A744AB5.png" xlink:type="simple" xlink:show="embed" xlink:actuate="onLoad"/></draw:frame><draw:frame draw:style-name="fr1" draw:name="Image31" text:anchor-type="paragraph" svg:x="12.222cm" svg:y="5.173cm" svg:width="0.328cm" svg:height="0.233cm" draw:z-index="32"><draw:image xlink:href="Pictures/100002010000010B000000BD5A744AB5.png" xlink:type="simple" xlink:show="embed" xlink:actuate="onLoad"/></draw:frame><draw:frame draw:style-name="fr1" draw:name="Image30" text:anchor-type="paragraph" svg:x="11.673cm" svg:y="6.736cm" svg:width="0.328cm" svg:height="0.233cm" draw:z-index="31"><draw:image xlink:href="Pictures/100002010000010B000000BD5A744AB5.png" xlink:type="simple" xlink:show="embed" xlink:actuate="onLoad"/></draw:frame><draw:frame draw:style-name="fr1" draw:name="Image29" text:anchor-type="paragraph" svg:x="10.772cm" svg:y="3.953cm" svg:width="0.328cm" svg:height="0.233cm" draw:z-index="30"><draw:image xlink:href="Pictures/100002010000010B000000BD5A744AB5.png" xlink:type="simple" xlink:show="embed" xlink:actuate="onLoad"/></draw:frame><draw:frame draw:style-name="fr1" draw:name="Image28" text:anchor-type="paragraph" svg:x="8.991cm" svg:y="7.8cm" svg:width="0.328cm" svg:height="0.233cm" draw:z-index="29"><draw:image xlink:href="Pictures/100002010000010B000000BD5A744AB5.png" xlink:type="simple" xlink:show="embed" xlink:actuate="onLoad"/></draw:frame><draw:frame draw:style-name="fr1" draw:name="Image27" text:anchor-type="paragraph" svg:x="5.129cm" svg:y="6.749cm" svg:width="0.328cm" svg:height="0.233cm" draw:z-index="28"><draw:image xlink:href="Pictures/100002010000010B000000BD5A744AB5.png" xlink:type="simple" xlink:show="embed" xlink:actuate="onLoad"/></draw:frame><draw:frame draw:style-name="fr1" draw:name="Image26" text:anchor-type="paragraph" svg:x="1.316cm" svg:y="4.385cm" svg:width="0.328cm" svg:height="0.233cm" draw:z-index="27"><draw:image xlink:href="Pictures/100002010000010B000000BD5A744AB5.png" xlink:type="simple" xlink:show="embed" xlink:actuate="onLoad"/></draw:frame><draw:frame draw:style-name="fr1" draw:name="Image25" text:anchor-type="paragraph" svg:x="6.87cm" svg:y="2.491cm" svg:width="0.328cm" svg:height="0.233cm" draw:z-index="26"><draw:image xlink:href="Pictures/100002010000010B000000BD5A744AB5.png" xlink:type="simple" xlink:show="embed" xlink:actuate="onLoad"/></draw:frame><draw:frame draw:style-name="fr1" draw:name="Image15" text:anchor-type="paragraph" svg:x="6.87cm" svg:y="2.722cm" svg:width="0.744cm" svg:height="0.711cm" draw:z-index="25"><draw:image xlink:href="Pictures/100002010000017D0000017CA36AA922.png" xlink:type="simple" xlink:show="embed" xlink:actuate="onLoad"/></draw:frame><draw:frame draw:style-name="fr1" draw:name="Image24" text:anchor-type="paragraph" svg:x="0.977cm" svg:y="4.616cm" svg:width="0.744cm" svg:height="0.711cm" draw:z-index="24"><draw:image xlink:href="Pictures/100002010000017D0000017CA36AA922.png" xlink:type="simple" xlink:show="embed" xlink:actuate="onLoad"/></draw:frame><draw:frame draw:style-name="fr1" draw:name="Image23" text:anchor-type="paragraph" svg:x="4.713cm" svg:y="6.98cm" svg:width="0.744cm" svg:height="0.711cm" draw:z-index="23"><draw:image xlink:href="Pictures/100002010000017D0000017CA36AA922.png" xlink:type="simple" xlink:show="embed" xlink:actuate="onLoad"/></draw:frame><draw:frame draw:style-name="fr1" draw:name="Image22" text:anchor-type="paragraph" svg:x="8.765cm" svg:y="8.031cm" svg:width="0.744cm" svg:height="0.711cm" draw:z-index="22"><draw:image xlink:href="Pictures/100002010000017D0000017CA36AA922.png" xlink:type="simple" xlink:show="embed" xlink:actuate="onLoad"/></draw:frame><draw:frame draw:style-name="fr1" draw:name="Image21" text:anchor-type="paragraph" svg:x="10.437cm" svg:y="4.184cm" svg:width="0.744cm" svg:height="0.711cm" draw:z-index="21"><draw:image xlink:href="Pictures/100002010000017D0000017CA36AA922.png" xlink:type="simple" xlink:show="embed" xlink:actuate="onLoad"/></draw:frame><draw:frame draw:style-name="fr1" draw:name="Image20" text:anchor-type="paragraph" svg:x="11.806cm" svg:y="5.405cm" svg:width="0.744cm" svg:height="0.711cm" draw:z-index="20"><draw:image xlink:href="Pictures/100002010000017D0000017CA36AA922.png" xlink:type="simple" xlink:show="embed" xlink:actuate="onLoad"/></draw:frame><draw:frame draw:style-name="fr1" draw:name="Image19" text:anchor-type="paragraph" svg:x="11.806cm" svg:y="6.736cm" svg:width="0.744cm" svg:height="0.711cm" draw:z-index="19"><draw:image xlink:href="Pictures/100002010000017D0000017CA36AA922.png" xlink:type="simple" xlink:show="embed" xlink:actuate="onLoad"/></draw:frame><draw:frame draw:style-name="fr1" draw:name="Image18" text:anchor-type="paragraph" svg:x="13.1cm" svg:y="8.67cm" svg:width="0.744cm" svg:height="0.711cm" draw:z-index="18"><draw:image xlink:href="Pictures/100002010000017D0000017CA36AA922.png" xlink:type="simple" xlink:show="embed" xlink:actuate="onLoad"/></draw:frame><draw:frame draw:style-name="fr1" draw:name="Image17" text:anchor-type="paragraph" svg:x="15.409cm" svg:y="5.687cm" svg:width="0.744cm" svg:height="0.711cm" draw:z-index="17"><draw:image xlink:href="Pictures/100002010000017D0000017CA36AA922.png" xlink:type="simple" xlink:show="embed" xlink:actuate="onLoad"/></draw:frame><draw:frame draw:style-name="fr1" draw:name="Image14" text:anchor-type="paragraph" svg:x="2.815cm" svg:y="4.609cm" svg:width="0.557cm" svg:height="0.36cm" draw:z-index="15"><draw:image xlink:href="Pictures/100002010000010B000000BD5A744AB5.png" xlink:type="simple" xlink:show="embed" xlink:actuate="onLoad"/></draw:frame><draw:frame draw:style-name="fr1" draw:name="Image13" text:anchor-type="paragraph" svg:x="6.269cm" svg:y="7.313cm" svg:width="0.557cm" svg:height="0.36cm" draw:z-index="14"><draw:image xlink:href="Pictures/100002010000010B000000BD5A744AB5.png" xlink:type="simple" xlink:show="embed" xlink:actuate="onLoad"/></draw:frame><draw:frame draw:style-name="fr1" draw:name="Image12" text:anchor-type="paragraph" svg:x="11.072cm" svg:y="8.214cm" svg:width="0.557cm" svg:height="0.36cm" draw:z-index="13"><draw:image xlink:href="Pictures/100002010000010B000000BD5A744AB5.png" xlink:type="simple" xlink:show="embed" xlink:actuate="onLoad"/></draw:frame><draw:frame draw:style-name="fr1" draw:name="Image11" text:anchor-type="paragraph" svg:x="8.763cm" svg:y="1.817cm" svg:width="0.557cm" svg:height="0.36cm" draw:z-index="12"><draw:image xlink:href="Pictures/100002010000010B000000BD5A744AB5.png" xlink:type="simple" xlink:show="embed" xlink:actuate="onLoad"/></draw:frame><draw:frame draw:style-name="fr1" draw:name="Image10" text:anchor-type="paragraph" svg:x="9.045cm" svg:y="4.385cm" svg:width="0.557cm" svg:height="0.36cm" draw:z-index="11"><draw:image xlink:href="Pictures/100002010000010B000000BD5A744AB5.png" xlink:type="simple" xlink:show="embed" xlink:actuate="onLoad"/></draw:frame><draw:frame draw:style-name="fr1" draw:name="Image5" text:anchor-type="paragraph" svg:x="8.585cm" svg:y="4.385cm" svg:width="1.741cm" svg:height="1.124cm" draw:z-index="10"><draw:image xlink:href="Pictures/100002010000011A000000B35A08A9D7.png" xlink:type="simple" xlink:show="embed" xlink:actuate="onLoad"/></draw:frame><draw:frame draw:style-name="fr1" draw:name="Image9" text:anchor-type="paragraph" svg:x="8.322cm" svg:y="1.739cm" svg:width="1.741cm" svg:height="1.124cm" draw:z-index="6"><draw:image xlink:href="Pictures/100002010000011A000000B35A08A9D7.png" xlink:type="simple" xlink:show="embed" xlink:actuate="onLoad"/></draw:frame><draw:frame draw:style-name="fr1" draw:name="Image7" text:anchor-type="paragraph" svg:x="10.631cm" svg:y="8.214cm" svg:width="1.741cm" svg:height="1.124cm" draw:z-index="5"><draw:image xlink:href="Pictures/100002010000011A000000B35A08A9D7.png" xlink:type="simple" xlink:show="embed" xlink:actuate="onLoad"/></draw:frame><draw:frame draw:style-name="fr1" draw:name="Image6" text:anchor-type="paragraph" svg:x="2.374cm" svg:y="4.609cm" svg:width="1.741cm" svg:height="1.124cm" draw:z-index="4"><draw:image xlink:href="Pictures/100002010000011A000000B35A08A9D7.png" xlink:type="simple" xlink:show="embed" xlink:actuate="onLoad"/></draw:frame><draw:frame draw:style-name="fr1" draw:name="Image4" text:anchor-type="paragraph" svg:x="13.492cm" svg:y="4.632cm" svg:width="0.557cm" svg:height="0.36cm" draw:z-index="2"><draw:image xlink:href="Pictures/100002010000010B000000BD5A744AB5.png" xlink:type="simple" xlink:show="embed" xlink:actuate="onLoad"/></draw:frame><draw:frame draw:style-name="fr1" draw:name="Image2" text:anchor-type="paragraph" svg:x="13.077cm" svg:y="4.632cm" svg:width="1.741cm" svg:height="1.124cm" draw:z-index="0"><draw:image xlink:href="Pictures/100002010000011A000000B35A08A9D7.png" xlink:type="simple" xlink:show="embed" xlink:actuate="onLoad"/></draw:frame><draw:custom-shape text:anchor-type="paragraph" draw:z-index="16" draw:style-name="gr5" svg:width="10.058cm" svg:height="4.28cm" svg:x="3.872cm" svg:y="1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svg:width="6.924cm" svg:height="3.513cm" svg:x="7.872cm" svg:y="6.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svg:width="7.487cm" svg:height="4.363cm" svg:x="3.443cm" svg:y="5.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3" svg:width="6.55cm" svg:height="2.909cm" svg:x="0.534cm" svg:y="3.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svg:width="10.058cm" svg:height="2.909cm" svg:x="4.872cm" svg:y="3.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svg:width="8.67cm" svg:height="4.317cm" svg:x="7.872cm" svg:y="3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8" text:anchor-type="paragraph" svg:x="3.436cm" svg:y="0.448cm" svg:width="0.533cm" svg:height="0.561cm" draw:z-index="51"><draw:image xlink:href="Pictures/100002010000017D0000017CA36AA922.png" xlink:type="simple" xlink:show="embed" xlink:actuate="onLoad"/></draw:frame><draw:frame draw:style-name="fr1" draw:name="Image1" text:anchor-type="paragraph" svg:x="3.78cm" svg:y="0.448cm" svg:width="0.284cm" svg:height="0.189cm" draw:z-index="52"><draw:image xlink:href="Pictures/100002010000010B000000BD5A744AB5.png" xlink:type="simple" xlink:show="embed" xlink:actuate="onLoad"/></draw:frame> <text:s text:c="10"/><text:span text:style-name="T2">Access Point</text:span></text:p>
      <text:p text:style-name="P1"><text:s text:c="22"/><text:span text:style-name="T2">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11.7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4:23:52.457254525</meta:creation-date>
    <dc:date>2017-08-24T15:38:28.867064499</dc:date>
    <meta:editing-duration>PT12M53S</meta:editing-duration>
    <meta:editing-cycles>1</meta:editing-cycles>
    <meta:document-statistic meta:table-count="0" meta:image-count="47" meta:object-count="0" meta:page-count="1" meta:paragraph-count="2" meta:word-count="3" meta:character-count="51" meta:non-whitespace-character-count="17"/>
    <meta:generator>LibreOffice/4.2.8.2$Linux_X86_64 LibreOffice_project/420m0$Build-2</meta:generator>
  </office:meta>
</office:document-meta>
</file>